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font-name="Times New Roman" fo:font-size="14pt" fo:font-weight="normal" officeooo:paragraph-rsid="0028c0c9" style:font-size-asian="14pt" style:font-weight-asian="normal" style:font-size-complex="14pt" style:font-weight-complex="normal"/>
    </style:style>
    <style:style style:name="P3" style:family="paragraph" style:parent-style-name="Text_20_body">
      <style:paragraph-properties fo:text-align="start" style:justify-single-word="false"/>
    </style:style>
    <style:style style:name="P4" style:family="paragraph" style:parent-style-name="Text_20_body">
      <style:text-properties officeooo:paragraph-rsid="0028c0c9"/>
    </style:style>
    <style:style style:name="P5" style:family="paragraph" style:parent-style-name="Text_20_body">
      <style:text-properties style:font-name="Times New Roman" fo:font-size="14pt" fo:font-style="italic" fo:font-weight="normal" officeooo:paragraph-rsid="0028c0c9" style:font-size-asian="14pt" style:font-style-asian="italic" style:font-weight-asian="normal" style:font-size-complex="14pt" style:font-style-complex="italic" style:font-weight-complex="normal"/>
    </style:style>
    <style:style style:name="P6" style:family="paragraph" style:parent-style-name="Text_20_body">
      <style:paragraph-properties fo:text-align="justify" style:justify-single-word="false"/>
      <style:text-properties style:font-name="Times New Roman" fo:font-size="14pt" fo:font-weight="normal" officeooo:paragraph-rsid="0028c0c9" style:font-size-asian="14pt" style:font-weight-asian="normal" style:font-size-complex="14pt" style:font-weight-complex="normal"/>
    </style:style>
    <style:style style:name="P7" style:family="paragraph" style:parent-style-name="Text_20_body">
      <style:paragraph-properties fo:text-align="justify" style:justify-single-word="false"/>
      <style:text-properties style:font-name="Times New Roman" fo:font-size="14pt" fo:font-weight="normal" officeooo:paragraph-rsid="00250b39" style:font-size-asian="14pt" style:font-weight-asian="normal" style:font-size-complex="14pt" style:font-weight-complex="normal"/>
    </style:style>
    <style:style style:name="P8"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9" style:family="paragraph" style:parent-style-name="Text_20_body">
      <style:paragraph-properties fo:text-align="justify" style:justify-single-word="false"/>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style:font-name="Times New Roman" fo:font-size="14pt" fo:font-weight="bold" style:font-size-asian="14pt" style:font-weight-asian="bold" style:font-size-complex="14pt" style:font-weight-complex="bold"/>
    </style:style>
    <style:style style:name="T3" style:family="text">
      <style:text-properties style:font-name="Times New Roman" fo:font-size="14pt" fo:font-weight="normal" style:font-size-asian="14pt" style:font-weight-asian="normal" style:font-size-complex="14pt" style:font-weight-complex="normal"/>
    </style:style>
    <style:style style:name="T4" style:family="text">
      <style:text-properties style:font-name="Times New Roman" fo:font-size="14pt" fo:font-style="italic" fo:font-weight="normal" officeooo:rsid="0028c0c9" style:font-size-asian="14pt" style:font-style-asian="italic" style:font-weight-asian="normal" style:font-size-complex="14pt" style:font-style-complex="italic" style:font-weight-complex="normal"/>
    </style:style>
    <style:style style:name="T5"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style:font-name="Times New Roman" fo:font-size="14pt" fo:font-style="normal" fo:font-weight="normal" officeooo:rsid="002a7b8f" style:font-size-asian="14pt" style:font-style-asian="normal" style:font-weight-asian="normal" style:font-size-complex="14pt" style:font-style-complex="normal"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STViT+: improving self-supervised multi-camera depth estimation with spatial-temporal context and adversarial geometry regularization</text:span></text:span></text:p>
      <text:p text:style-name="P1"><text:span text:style-name="Strong_20_Emphasis"><text:span text:style-name="T2"/></text:span></text:p>
      <text:p text:style-name="P3"><text:span text:style-name="Strong_20_Emphasis"><text:span text:style-name="T3"><text:s/>Applied Intelligence (2025) 55:328</text:span></text:span><text:span text:style-name="T3"><text:tab/> <text:s text:c="54"/></text:span><text:span text:style-name="T5"><text:s text:c="2"/></text:span><text:span text:style-name="T6">Aralık</text:span><text:span text:style-name="T5"> 2024</text:span></text:p>
      <text:p text:style-name="P5"><text:tab/></text:p>
      <text:p text:style-name="P4"><text:span text:style-name="T4">Anahtar Kelimeler: </text:span><text:span text:style-name="Strong_20_Emphasis"><text:span text:style-name="T1">Çoklu Kamera Algılama, Derinlik Tahmini, <text:s/>Uzamsal-Zamansal Dönüştürücü</text:span></text:span></text:p>
      <text:p text:style-name="P2"><text:tab/></text:p>
      <text:p text:style-name="P6"><text:tab/>Derinlik tahmini, bir sahnedeki nesnelerin mesafelerinin belirlenmesi ve 3D geometrik yapının yeniden oluşturulması sürecini ifade eder. Bu süreç, otonom araçların çevresini algılaması ve nesnelerle olan mesafeyi anlaması için temel bir bileşen olarak öne çıkmaktadır. Özellikle, çok kameralı sistemler, tek kameralı sistemlere kıyasla çevrenin daha geniş bir perspektiften algılanmasını sağlayarak daha doğru ve kapsamlı bir derinlik haritası oluşturabilmektedir. Ancak, bu tür sistemlerin uygulanmasında çeşitli zorluklar bulunmaktadır; örneğin, kameralar arasında yeterli örtüşme olmaması, ışık değişimleri ve zorlu hava koşulları gibi faktörler performansı olumsuz etkileyebilmektedir.</text:p>
      <text:p text:style-name="P7"><text:tab/></text:p>
      <text:p text:style-name="P7"><text:tab/>Bu makale, bu tür zorluklara çözüm sunmayı amaçlayan STViT+ çerçevesini tanıtmaktadır. STViT+, çok kameralı derinlik tahmini için geliştirilen yenilikçi bir Transformer tabanlı sistemdir. Çerçevenin temel bileşenleri arasında Uzamsal-Zamansal Transformer (STTrans), Uzamsal-Zamansal Fotometrik Tutarlılık Düzeltmesi (STPCC) ve Adversarial Geometry Regularization (AGR) modülü bulunmaktadır. STTrans, hem yerel bağlantıları hem de küresel bağlamı dikkate alarak zengin uzamsal ve zamansal korelasyonlar oluştururken, STPCC, çerçeveler arasındaki parlaklık değişimlerini normalize ederek fotometrik kayıpları azaltır. AGR modülü ise GAN tabanlı bir düzenleme yaklaşımı kullanarak tahminlerdeki tutarsızlıkları giderir ve özellikle zorlu çevre koşullarında performansı artırır.</text:p>
      <text:p text:style-name="P9"><text:span text:style-name="Strong_20_Emphasis"><text:span text:style-name="T3"/></text:span></text:p>
      <text:p text:style-name="P8"><text:tab/>STViT+ çerçevesi, çok kameralı derinlik tahmini alanında mevcut tekniklere kıyasla dikkate değer iyileştirmeler sunmaktadır. Çerçevenin kalbinde yer alan STTrans, kameralar arası ve çerçeveler arası korelasyonları birleştirerek daha zengin bir 3D geometrik yapı çıkarımı sağlar. Bu, özellikle farklı kamera açılarının örtüşen bölgelerindeki verilerin daha etkin bir şekilde kullanılmasını mümkün kılar. STPCC ise değişen ışık koşullarını dengelemek için parlaklık düzeltmesi yapar, bu da <text:soft-page-break/>fotometrik kayıpların hesaplanmasını daha güvenilir hale getirir. Bu yöntem, özellikle gece sürüşü gibi zorlu senaryolarda modelin daha doğru tahminler yapmasına olanak tanır.</text:p>
      <text:p text:style-name="P7"><text:tab/></text:p>
      <text:p text:style-name="P7"><text:tab/>Adversarial Geometry Regularization (AGR) modülü, zorlu çevre koşullarında tahmin doğruluğunu artırmak için GAN tabanlı bir yaklaşım kullanır. Bu modül, farklı derinlik haritalarını karşılaştırarak tutarsızlıkları belirler ve tahminleri daha doğru bir şekilde düzenler. AGR'nin etkisi, özellikle düşük ışık koşulları veya yağmurlu hava gibi senaryolarda belirgin hale gelir. Yazarlar, STViT+'ın, NuScenes ve DDAD gibi büyük ölçekli veri setlerinde yapılan deneylerde üstün performans sergilediğini vurgulamaktadır. Bu veri setleri, otonom sürüş için tipik şehir içi ve zorlu çevresel koşulları temsil eden kapsamlı görüntüler içerir. STViT+'ın bu veri setlerindeki başarısı, modelin gerçek dünya uygulamaları için ne kadar uygun olduğunu göstermektedir.</text:p>
      <text:p text:style-name="P7"><text:tab/></text:p>
      <text:p text:style-name="P7"><text:tab/>Makale ayrıca, çerçevenin farklı bileşenlerinin etkinliğini değerlendiren kapsamlı ablation çalışmaları sunmaktadır. Bu çalışmalar, her bir bileşenin performansa olan katkısını ayrıntılı bir şekilde ortaya koymaktadır. Özellikle, STTrans'in hem uzamsal hem de zamansal verilerden faydalanarak tahmin doğruluğunu artırdığı ve AGR'nin zorlu koşullarda önemli iyileştirmeler sağladığı gösterilmiştir. STPCC'nin ise parlaklık tutarlılığını sağlamada önemli bir rol oynadığı belirtilmektedir.</text:p>
      <text:p text:style-name="P9"><text:span text:style-name="Strong_20_Emphasis"><text:span text:style-name="T3"/></text:span></text:p>
      <text:p text:style-name="P8"><text:tab/>Sonuç olarak, STViT+, otonom sürüş için çok kameralı derinlik tahmini konusunda yeni bir standart belirlemektedir. Çerçeve, hem zengin bir geometrik temsil hem de zorlu koşullarda üstün performans sunarak bu alanda önemli bir ilerleme sağlamaktadır. Ancak, modelin bazı sınırlamaları olduğu da belirtilmektedir. Örneğin, tamamen karanlık veya yoğun parlaklık gibi uç durumlarda fotometrik kayıplar yetersiz kalabilmektedir. Bu durum, özellikle gece sürüşü veya aşırı parlak gün ışığında tahmin doğruluğunu olumsuz etkileyebilmektedir. Ayrıca, mevcut veri setlerinin sınırlı çeşitliliği, modelin genelleme yeteneğini kısıtlayan bir diğer faktör olarak öne çıkmaktadır.</text:p>
      <text:p text:style-name="P7"><text:tab/></text:p>
      <text:p text:style-name="P7"><text:tab/>Gelecekteki araştırmaların, daha çeşitli ve kapsamlı veri setleri oluşturarak bu tür durumlara çözüm üretmesi önerilmektedir. Bu tür veri setleri, farklı hava koşulları, aydınlatma durumları ve çevresel senaryoları içermelidir. Ayrıca, modelin <text:soft-page-break/>genelleme yeteneğini artırmak için daha gelişmiş düzenleme yöntemlerinin geliştirilmesi gerekmektedir. Bu tür ilerlemeler, otonom sürüş sistemlerinin daha güvenilir ve geniş kapsamlı bir şekilde uygulanmasını sağlayacaktır.</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4T16:55:57.788698508</meta:creation-date>
    <dc:date>2025-03-06T14:43:32.777445442</dc:date>
    <meta:editing-duration>PT49M8S</meta:editing-duration>
    <meta:editing-cycles>13</meta:editing-cycles>
    <meta:generator>LibreOffice/7.3.7.2$Linux_X86_64 LibreOffice_project/30$Build-2</meta:generator>
    <meta:document-statistic meta:table-count="0" meta:image-count="0" meta:object-count="0" meta:page-count="3" meta:paragraph-count="16" meta:word-count="568" meta:character-count="4839" meta:non-whitespace-character-count="4209"/>
  </office:meta>
</office:document-meta>
</file>